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20000015277D98C65CB163E30.png" manifest:media-type="image/png"/>
  <manifest:file-entry manifest:full-path="Pictures/10000000000005060000023C37A901C017ABAB09.png" manifest:media-type="image/png"/>
  <manifest:file-entry manifest:full-path="Pictures/100000000000027F0000015CF32977DD5550E017.png" manifest:media-type="image/png"/>
  <manifest:file-entry manifest:full-path="Pictures/1000000000000771000003B920E3117AE5464D0A.png" manifest:media-type="image/png"/>
  <manifest:file-entry manifest:full-path="Pictures/10000000000002E60000023683F7D212092F3AB5.png" manifest:media-type="image/png"/>
  <manifest:file-entry manifest:full-path="Pictures/1000000000000775000001AD561230E08A519136.png" manifest:media-type="image/png"/>
  <manifest:file-entry manifest:full-path="Pictures/1000000000000772000001F740C32D844A6EFCA9.png" manifest:media-type="image/png"/>
  <manifest:file-entry manifest:full-path="Pictures/10000000000006DD0000023E8B14ABD525C648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cm" svg:y="0cm" svg:width="17cm" svg:height="3.448cm" draw:z-index="0"><draw:image xlink:href="Pictures/10000000000006820000015277D98C65CB163E30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7.56cm" draw:z-index="1"><draw:image xlink:href="Pictures/10000000000005060000023C37A901C017ABAB09.png" xlink:type="simple" xlink:show="embed" xlink:actuate="onLoad"/></draw:frame></text:p>
      <text:p text:style-name="Standard"><draw:frame draw:style-name="fr2" draw:name="figura3" text:anchor-type="paragraph" svg:width="17cm" svg:height="8.504cm" draw:z-index="2"><draw:image xlink:href="Pictures/1000000000000771000003B920E3117AE5464D0A.png" xlink:type="simple" xlink:show="embed" xlink:actuate="onLoad"/></draw:frame></text:p>
      <text:p text:style-name="Standard"><draw:frame draw:style-name="fr3" draw:name="figura4" text:anchor-type="paragraph" svg:width="16.907cm" svg:height="9.208cm" draw:z-index="3"><draw:image xlink:href="Pictures/100000000000027F0000015CF32977DD5550E017.png" xlink:type="simple" xlink:show="embed" xlink:actuate="onLoad"/></draw:frame></text:p>
      <text:p text:style-name="Standard"><draw:frame draw:style-name="fr2" draw:name="figura5" text:anchor-type="paragraph" svg:width="17cm" svg:height="3.819cm" draw:z-index="4"><draw:image xlink:href="Pictures/1000000000000775000001AD561230E08A519136.png" xlink:type="simple" xlink:show="embed" xlink:actuate="onLoad"/></draw:frame><text:soft-page-break/></text:p>
      <text:p text:style-name="Standard"><draw:frame draw:style-name="fr2" draw:name="figura6" text:anchor-type="paragraph" svg:width="17cm" svg:height="4.486cm" draw:z-index="5"><draw:image xlink:href="Pictures/1000000000000772000001F740C32D844A6EFCA9.png" xlink:type="simple" xlink:show="embed" xlink:actuate="onLoad"/></draw:frame><draw:frame draw:style-name="fr2" draw:name="figura7" text:anchor-type="paragraph" svg:width="17cm" svg:height="5.553cm" draw:z-index="6"><draw:image xlink:href="Pictures/10000000000006DD0000023E8B14ABD525C648FF.png" xlink:type="simple" xlink:show="embed" xlink:actuate="onLoad"/></draw:frame></text:p>
      <text:p text:style-name="Standard"><draw:frame draw:style-name="fr2" draw:name="Figura1" text:anchor-type="paragraph" svg:width="17cm" svg:height="12.966cm" draw:z-index="7"><draw:image xlink:href="Pictures/10000000000002E60000023683F7D212092F3A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06:21.105000000</meta:creation-date>
    <meta:editing-duration>PT1M24S</meta:editing-duration>
    <meta:editing-cycles>2</meta:editing-cycles>
    <meta:generator>LibreOffice/5.3.1.2$Windows_X86_64 LibreOffice_project/e80a0e0fd1875e1696614d24c32df0f95f03deb2</meta:generator>
    <dc:date>2018-03-07T10:07:25.740000000</dc:date>
    <meta:document-statistic meta:table-count="0" meta:image-count="8" meta:object-count="0" meta:page-count="2" meta:paragraph-count="0" meta:word-count="0" meta:character-count="0" meta:non-whitespace-character-count="0"/>
  </office:meta>
</office:document-meta>
</file>